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1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8fb98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4" table:default-cell-style-name="ce3"/>
        <table:table-column table:style-name="co3" table:default-cell-style-name="ce6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fedora</text:p>
          </table:table-cell>
          <table:table-cell table:style-name="ce2" office:value-type="string" calcext:value-type="string">
            <text:p>doorkeeper</text:p>
          </table:table-cell>
          <table:table-cell table:style-name="ce2" office:value-type="string" calcext:value-type="string">
            <text:p>repo-php-util</text:p>
          </table:table-cell>
          <table:table-cell table:style-name="ce2" office:value-type="string" calcext:value-type="string">
            <text:p>remarks</text:p>
          </table:table-cell>
          <table:table-cell/>
          <table:table-cell table:style-name="ce7" office:value-type="string" calcext:value-type="string">
            <text:p>wanted features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string" calcext:value-type="string">
            <text:p>metadata PUT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ATC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OS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DELETE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ll resource objects mentioned in metadata as repo objects (with an automatic creation option)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style-name="ce5" office:value-type="string" calcext:value-type="string">
            <text:p>HEAD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earch API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style-name="ce5" office:value-type="string" calcext:value-type="string">
            <text:p>OP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consider what to do with references to tombstone resour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in a „drop it there and don’t think about it” 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</text:p>
          </table:table-cell>
          <table:table-cell table:style-name="ce3"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o we still need it? we are able to get a Postgresql-based full text searc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aybe a Rabbit MQ based on Postgresql notifica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not sure if we want it, maybe it should be driven by a special metadata tripl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mento – RFC708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fixity check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e may want it but rather not in a way Fedora does it as the Fedora API is very unpractical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automatic metadata triples managm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.g. default access rights, default depositor, always adding „a ldp:NonRDFSource” for Fedora compatibility, etc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workaround for keeping identifiers in A triples</text:p>
          </table:table-cell>
          <table:table-cell table:number-columns-repeated="4"/>
          <table:table-cell office:value-type="string" calcext:value-type="string">
            <text:p>a separate table or a smarter SQL query or postprocess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.00.0000</text:date>, <text:time style:data-style-name="N2" text:time-value="11:12:53.20769286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Żółtak</meta:initial-creator>
    <meta:creation-date>2019-07-23T22:28:15.221038071</meta:creation-date>
    <meta:generator>LibreOffice/6.2.5.2$Linux_X86_64 LibreOffice_project/20$Build-2</meta:generator>
    <dc:date>2019-07-29T13:04:26.189522212</dc:date>
    <dc:creator>Mateusz Żółtak</dc:creator>
    <meta:editing-duration>PT10H54M24S</meta:editing-duration>
    <meta:editing-cycles>29</meta:editing-cycles>
    <meta:document-statistic meta:table-count="1" meta:cell-count="89" meta:object-count="0"/>
  </office:meta>
</office:document-meta>
</file>